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 Mono" svg:font-family="'Roboto Mono', monospace"/>
    <style:font-face style:name="Rubik" svg:font-family="Rubik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f0b"/>
    </style:style>
    <style:style style:name="P2" style:family="paragraph" style:parent-style-name="Standard">
      <style:text-properties officeooo:paragraph-rsid="001d4b8c"/>
    </style:style>
    <style:style style:name="P3" style:family="paragraph" style:parent-style-name="Standard">
      <style:text-properties officeooo:paragraph-rsid="001faf80"/>
    </style:style>
    <style:style style:name="P4" style:family="paragraph" style:parent-style-name="Standard">
      <style:text-properties officeooo:paragraph-rsid="0020a715"/>
    </style:style>
    <style:style style:name="P5" style:family="paragraph" style:parent-style-name="Standard">
      <style:text-properties officeooo:paragraph-rsid="0028fa77"/>
    </style:style>
    <style:style style:name="P6" style:family="paragraph" style:parent-style-name="Heading_20_3">
      <style:text-properties officeooo:rsid="002ceec7" officeooo:paragraph-rsid="002ceec7" fo:background-color="#ededff"/>
    </style:style>
    <style:style style:name="P7" style:family="paragraph" style:parent-style-name="Heading_20_3">
      <style:text-properties officeooo:rsid="002ceec7" officeooo:paragraph-rsid="002eac7e" fo:background-color="#ededff"/>
    </style:style>
    <style:style style:name="P8" style:family="paragraph" style:parent-style-name="Preformatted_20_Text">
      <loext:graphic-properties draw:fill="solid" draw:fill-color="#ededff" draw:opacity="100%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#ededff" fo:padding="0cm" fo:border="none"/>
    </style:style>
    <style:style style:name="P9" style:family="paragraph" style:parent-style-name="Preformatted_20_Text">
      <loext:graphic-properties draw:fill="solid" draw:fill-color="#ededff" draw:opacity="100%"/>
      <style:paragraph-properties fo:margin-top="0cm" fo:margin-bottom="0cm" style:contextual-spacing="false" fo:line-height="150%" fo:text-align="start" style:justify-single-word="false" fo:orphans="2" fo:widows="2" fo:background-color="#ededff" fo:padding="0cm" fo:border="none"/>
    </style:style>
    <style:style style:name="P10" style:family="paragraph" style:parent-style-name="Standard">
      <style:text-properties officeooo:rsid="002ceec7" officeooo:paragraph-rsid="002ceec7" fo:background-color="#ededff"/>
    </style:style>
    <style:style style:name="P11" style:family="paragraph" style:parent-style-name="Standard">
      <style:text-properties fo:color="#000000" loext:opacity="100%" fo:background-color="#ffffff"/>
    </style:style>
    <style:style style:name="P12" style:family="paragraph" style:parent-style-name="Standard">
      <style:text-properties fo:color="#000000" loext:opacity="100%" officeooo:rsid="002ceec7" officeooo:paragraph-rsid="002ceec7" fo:background-color="#ffffff"/>
    </style:style>
    <style:style style:name="P13" style:family="paragraph" style:parent-style-name="Text_20_body">
      <style:text-properties officeooo:rsid="002ceec7" officeooo:paragraph-rsid="002ceec7" fo:background-color="#ededff"/>
    </style:style>
    <style:style style:name="P14" style:family="paragraph" style:parent-style-name="Text_20_body">
      <style:text-properties officeooo:rsid="002ceec7" officeooo:paragraph-rsid="002eac7e" fo:background-color="#ededff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T1" style:family="text">
      <style:text-properties officeooo:rsid="00166831"/>
    </style:style>
    <style:style style:name="T2" style:family="text">
      <style:text-properties officeooo:rsid="001847a4"/>
    </style:style>
    <style:style style:name="T3" style:family="text">
      <style:text-properties officeooo:rsid="001ac4a5"/>
    </style:style>
    <style:style style:name="T4" style:family="text">
      <style:text-properties officeooo:rsid="001b2352"/>
    </style:style>
    <style:style style:name="T5" style:family="text">
      <style:text-properties officeooo:rsid="001c1e30"/>
    </style:style>
    <style:style style:name="T6" style:family="text">
      <style:text-properties officeooo:rsid="001d4b8c"/>
    </style:style>
    <style:style style:name="T7" style:family="text">
      <style:text-properties officeooo:rsid="001e2f99"/>
    </style:style>
    <style:style style:name="T8" style:family="text">
      <style:text-properties officeooo:rsid="001e5c24"/>
    </style:style>
    <style:style style:name="T9" style:family="text">
      <style:text-properties officeooo:rsid="001faf80"/>
    </style:style>
    <style:style style:name="T10" style:family="text">
      <style:text-properties officeooo:rsid="0020a715"/>
    </style:style>
    <style:style style:name="T11" style:family="text">
      <style:text-properties officeooo:rsid="0022768c"/>
    </style:style>
    <style:style style:name="T12" style:family="text">
      <style:text-properties officeooo:rsid="0023fb7a"/>
    </style:style>
    <style:style style:name="T13" style:family="text">
      <style:text-properties officeooo:rsid="0025c9ff"/>
    </style:style>
    <style:style style:name="T14" style:family="text">
      <style:text-properties officeooo:rsid="0028fa77"/>
    </style:style>
    <style:style style:name="T15" style:family="text">
      <style:text-properties fo:font-variant="normal" fo:text-transform="none" fo:color="#736ecd" loext:opacity="100%" style:font-name="Roboto Mono" fo:font-size="14pt" fo:letter-spacing="normal" fo:font-style="normal" fo:font-weight="normal" fo:background-color="#ededff" loext:char-shading-value="0" loext:padding="0cm" loext:border="none"/>
    </style:style>
    <style:style style:name="T16" style:family="text">
      <style:text-properties fo:font-variant="normal" fo:text-transform="none" fo:color="#736ecd" loext:opacity="100%" style:font-name="Roboto Mono" fo:letter-spacing="normal" fo:font-style="normal" fo:font-weight="normal" fo:background-color="#ededff" loext:char-shading-value="0" loext:padding="0cm" loext:border="none"/>
    </style:style>
    <style:style style:name="T17" style:family="text">
      <style:text-properties fo:font-variant="normal" fo:text-transform="none" fo:color="#736ecd" loext:opacity="100%" style:font-name="Roboto Mono" fo:font-size="12pt" fo:letter-spacing="normal" fo:font-style="normal" fo:font-weight="normal" fo:background-color="#ededff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736ecd" loext:opacity="100%" style:font-name="Roboto Mono" fo:font-size="10pt" fo:letter-spacing="normal" fo:font-style="normal" fo:font-weight="normal" fo:background-color="#ededff" loext:char-shading-value="0" style:font-size-asian="10pt" style:font-size-complex="10pt" loext:padding="0cm" loext:border="none"/>
    </style:style>
    <style:style style:name="T19" style:family="text">
      <style:text-properties fo:font-variant="normal" fo:text-transform="none" fo:color="#736ecd" loext:opacity="100%" style:font-name="Roboto Mono" fo:font-size="10pt" fo:letter-spacing="normal" fo:font-style="normal" fo:font-weight="normal" style:font-size-asian="10pt" style:font-size-complex="10pt" loext:padding="0cm" loext:border="none"/>
    </style:style>
    <style:style style:name="T20" style:family="text">
      <style:text-properties fo:font-variant="normal" fo:text-transform="none" fo:color="#736ecd" loext:opacity="100%" style:font-name="Roboto Mono" fo:font-size="10pt" fo:letter-spacing="normal" fo:font-style="normal" fo:font-weight="normal" style:font-size-asian="10pt" style:font-size-complex="10pt" loext:padding="0cm" loext:border="none"/>
    </style:style>
    <style:style style:name="T21" style:family="text">
      <style:text-properties fo:font-variant="normal" fo:text-transform="none" fo:color="#736ecd" loext:opacity="100%" style:font-name="Roboto Mono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22" style:family="text">
      <style:text-properties fo:font-variant="normal" fo:text-transform="none" fo:color="#736ecd" loext:opacity="100%" style:font-name="Roboto Mono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23" style:family="text">
      <style:text-properties fo:font-variant="normal" fo:text-transform="none" fo:color="#736ecd" loext:opacity="100%" style:font-name="Roboto Mono" fo:font-size="10pt" fo:letter-spacing="normal" fo:font-style="normal" fo:font-weight="normal" fo:background-color="#000000" loext:char-shading-value="0" style:font-size-asian="10pt" style:font-size-complex="10pt" loext:padding="0cm" loext:border="none"/>
    </style:style>
    <style:style style:name="T24" style:family="text">
      <style:text-properties fo:font-variant="normal" fo:text-transform="none" fo:color="#736ecd" loext:opacity="100%" style:font-name="Roboto Mono" fo:font-size="10pt" fo:letter-spacing="normal" fo:font-style="normal" fo:font-weight="normal" fo:background-color="#000000" loext:char-shading-value="0" style:font-size-asian="10pt" style:font-size-complex="10pt" loext:padding="0cm" loext:border="none"/>
    </style:style>
    <style:style style:name="T25" style:family="text">
      <style:text-properties fo:font-variant="normal" fo:text-transform="none" fo:color="#736ecd" loext:opacity="100%" style:font-name="Roboto Mono" fo:font-size="10pt" fo:letter-spacing="normal" fo:font-style="normal" fo:font-weight="normal" fo:background-color="#81d41a" loext:char-shading-value="0" style:font-size-asian="10pt" style:font-size-complex="10pt" loext:padding="0cm" loext:border="none"/>
    </style:style>
    <style:style style:name="T26" style:family="text">
      <style:text-properties fo:font-variant="normal" fo:text-transform="none" fo:color="#736ecd" loext:opacity="100%" style:font-name="Roboto Mono" fo:font-size="10pt" fo:letter-spacing="normal" fo:font-style="normal" fo:font-weight="normal" fo:background-color="#81d41a" loext:char-shading-value="0" style:font-size-asian="10pt" style:font-size-complex="10pt" loext:padding="0cm" loext:border="none"/>
    </style:style>
    <style:style style:name="T27" style:family="text">
      <style:text-properties fo:font-variant="normal" fo:text-transform="none" fo:color="#736ecd" loext:opacity="100%" style:font-name="Roboto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28" style:family="text">
      <style:text-properties fo:font-variant="normal" fo:text-transform="none" fo:color="#736ecd" loext:opacity="100%" style:font-name="Roboto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29" style:family="text">
      <style:text-properties fo:font-variant="normal" fo:text-transform="none" fo:color="#008859" loext:opacity="100%" style:font-name="Roboto Mono" fo:font-size="14pt" fo:letter-spacing="normal" fo:font-style="normal" fo:font-weight="normal" fo:background-color="#ededff" loext:char-shading-value="0" loext:padding="0cm" loext:border="none"/>
    </style:style>
    <style:style style:name="T30" style:family="text">
      <style:text-properties fo:font-variant="normal" fo:text-transform="none" fo:color="#008859" loext:opacity="100%" style:font-name="Roboto Mono" fo:letter-spacing="normal" fo:font-style="normal" fo:font-weight="normal" fo:background-color="#ededff" loext:char-shading-value="0" loext:padding="0cm" loext:border="none"/>
    </style:style>
    <style:style style:name="T31" style:family="text">
      <style:text-properties fo:font-variant="normal" fo:text-transform="none" fo:color="#008859" loext:opacity="100%" style:font-name="Roboto Mono" fo:font-size="12pt" fo:letter-spacing="normal" fo:font-style="normal" fo:font-weight="normal" fo:background-color="#ededff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008859" loext:opacity="100%" style:font-name="Roboto Mono" fo:font-size="10pt" fo:letter-spacing="normal" fo:font-style="normal" fo:font-weight="normal" fo:background-color="#ededff" loext:char-shading-value="0" style:font-size-asian="10pt" style:font-size-complex="10pt" loext:padding="0cm" loext:border="none"/>
    </style:style>
    <style:style style:name="T33" style:family="text">
      <style:text-properties fo:font-variant="normal" fo:text-transform="none" fo:color="#008859" loext:opacity="100%" style:font-name="Roboto Mono" fo:font-size="10pt" fo:letter-spacing="normal" fo:font-style="normal" fo:font-weight="normal" style:font-size-asian="10pt" style:font-size-complex="10pt" loext:padding="0cm" loext:border="none"/>
    </style:style>
    <style:style style:name="T34" style:family="text">
      <style:text-properties fo:font-variant="normal" fo:text-transform="none" fo:color="#008859" loext:opacity="100%" style:font-name="Roboto Mono" fo:font-size="10pt" fo:letter-spacing="normal" fo:font-style="normal" fo:font-weight="normal" style:font-size-asian="10pt" style:font-size-complex="10pt" loext:padding="0cm" loext:border="none"/>
    </style:style>
    <style:style style:name="T35" style:family="text">
      <style:text-properties fo:font-variant="normal" fo:text-transform="none" fo:color="#008859" loext:opacity="100%" style:font-name="Roboto Mono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36" style:family="text">
      <style:text-properties fo:font-variant="normal" fo:text-transform="none" fo:color="#008859" loext:opacity="100%" style:font-name="Roboto Mono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37" style:family="text">
      <style:text-properties fo:font-variant="normal" fo:text-transform="none" fo:color="#008859" loext:opacity="100%" style:font-name="Roboto Mono" fo:font-size="10pt" fo:letter-spacing="normal" fo:font-style="normal" fo:font-weight="normal" fo:background-color="#000000" loext:char-shading-value="0" style:font-size-asian="10pt" style:font-size-complex="10pt" loext:padding="0cm" loext:border="none"/>
    </style:style>
    <style:style style:name="T38" style:family="text">
      <style:text-properties fo:font-variant="normal" fo:text-transform="none" fo:color="#008859" loext:opacity="100%" style:font-name="Roboto Mono" fo:font-size="10pt" fo:letter-spacing="normal" fo:font-style="normal" fo:font-weight="normal" fo:background-color="#000000" loext:char-shading-value="0" style:font-size-asian="10pt" style:font-size-complex="10pt" loext:padding="0cm" loext:border="none"/>
    </style:style>
    <style:style style:name="T39" style:family="text">
      <style:text-properties fo:font-variant="normal" fo:text-transform="none" fo:color="#008859" loext:opacity="100%" style:font-name="Roboto Mono" fo:font-size="10pt" fo:letter-spacing="normal" fo:font-style="normal" fo:font-weight="normal" fo:background-color="#81d41a" loext:char-shading-value="0" style:font-size-asian="10pt" style:font-size-complex="10pt" loext:padding="0cm" loext:border="none"/>
    </style:style>
    <style:style style:name="T40" style:family="text">
      <style:text-properties fo:font-variant="normal" fo:text-transform="none" fo:color="#008859" loext:opacity="100%" style:font-name="Roboto Mono" fo:font-size="10pt" fo:letter-spacing="normal" fo:font-style="normal" fo:font-weight="normal" fo:background-color="#81d41a" loext:char-shading-value="0" style:font-size-asian="10pt" style:font-size-complex="10pt" loext:padding="0cm" loext:border="none"/>
    </style:style>
    <style:style style:name="T41" style:family="text">
      <style:text-properties fo:font-variant="normal" fo:text-transform="none" fo:color="#008859" loext:opacity="100%" style:font-name="Roboto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2" style:family="text">
      <style:text-properties fo:font-variant="normal" fo:text-transform="none" fo:color="#008859" loext:opacity="100%" style:font-name="Roboto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3" style:family="text">
      <style:text-properties fo:font-variant="normal" fo:text-transform="none" style:font-name="Roboto Mono" fo:font-size="10pt" fo:letter-spacing="normal" fo:font-style="normal" fo:font-weight="normal" fo:background-color="#81d41a" loext:char-shading-value="0" style:font-size-asian="10pt" style:font-size-complex="10pt" loext:padding="0cm" loext:border="none"/>
    </style:style>
    <style:style style:name="T44" style:family="text">
      <style:text-properties fo:font-variant="normal" fo:text-transform="none" style:font-name="Roboto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45" style:family="text">
      <style:text-properties fo:font-variant="normal" fo:text-transform="none" style:font-name="Roboto Mono" fo:font-size="10pt" fo:letter-spacing="normal" fo:font-style="normal" fo:font-weight="normal" officeooo:rsid="002ceec7" fo:background-color="#ffffff" loext:char-shading-value="0" style:font-size-asian="10pt" style:font-size-complex="10pt" loext:padding="0cm" loext:border="none"/>
    </style:style>
    <style:style style:name="T46" style:family="text">
      <style:text-properties fo:font-variant="normal" fo:text-transform="none" fo:color="#000000" loext:opacity="100%" style:font-name="Roboto Mono" fo:font-size="10pt" fo:letter-spacing="normal" fo:font-style="normal" fo:font-weight="normal" fo:background-color="#81d41a" loext:char-shading-value="0" style:font-size-asian="10pt" style:font-size-complex="10pt" loext:padding="0cm" loext:border="none"/>
    </style:style>
    <style:style style:name="T47" style:family="text">
      <style:text-properties fo:font-variant="normal" fo:text-transform="none" fo:color="#000000" loext:opacity="100%" style:font-name="Roboto Mono" fo:font-size="10pt" fo:letter-spacing="normal" fo:font-style="normal" fo:font-weight="normal" style:font-size-asian="10pt" style:font-size-complex="10pt" loext:padding="0cm" loext:border="none"/>
    </style:style>
    <style:style style:name="T48" style:family="text">
      <style:text-properties fo:font-variant="normal" fo:text-transform="none" fo:color="#000000" loext:opacity="100%" style:font-name="Roboto Mono" fo:font-size="10pt" fo:letter-spacing="normal" fo:font-style="normal" fo:font-weight="normal" officeooo:rsid="002ceec7" style:font-size-asian="10pt" style:font-size-complex="10pt" loext:padding="0cm" loext:border="none"/>
    </style:style>
    <style:style style:name="T49" style:family="text">
      <style:text-properties fo:font-variant="normal" fo:text-transform="none" fo:color="#000000" loext:opacity="100%" style:font-name="Roboto Mono" fo:font-size="10pt" fo:letter-spacing="normal" fo:font-style="normal" fo:font-weight="normal" fo:background-color="#ededff" loext:char-shading-value="0" style:font-size-asian="10pt" style:font-size-complex="10pt" loext:padding="0cm" loext:border="none"/>
    </style:style>
    <style:style style:name="T50" style:family="text">
      <style:text-properties fo:font-variant="normal" fo:text-transform="none" fo:color="#000000" loext:opacity="100%" style:font-name="Roboto Mono" fo:font-size="10pt" fo:letter-spacing="normal" fo:font-style="normal" fo:font-weight="normal" fo:background-color="#ededff" loext:char-shading-value="0" style:font-size-asian="10pt" style:font-size-complex="10pt" loext:padding="0cm" loext:border="none"/>
    </style:style>
    <style:style style:name="T51" style:family="text">
      <style:text-properties fo:font-variant="normal" fo:text-transform="none" fo:color="#000000" loext:opacity="100%" style:font-name="Roboto Mono" fo:font-size="10pt" fo:letter-spacing="normal" fo:font-style="normal" fo:font-weight="normal" officeooo:rsid="002ceec7" fo:background-color="#ededff" loext:char-shading-value="0" style:font-size-asian="10pt" style:font-size-complex="10pt" loext:padding="0cm" loext:border="none"/>
    </style:style>
    <style:style style:name="T52" style:family="text">
      <style:text-properties fo:font-variant="normal" fo:text-transform="none" fo:color="#000000" loext:opacity="100%" style:font-name="Roboto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3" style:family="text">
      <style:text-properties fo:font-variant="normal" fo:text-transform="none" fo:color="#000000" loext:opacity="100%" style:font-name="Roboto Mon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54" style:family="text">
      <style:text-properties fo:font-variant="normal" fo:text-transform="none" fo:color="#000000" loext:opacity="100%" style:font-name="Roboto Mono" fo:font-size="10pt" fo:letter-spacing="normal" fo:font-style="normal" fo:font-weight="normal" officeooo:rsid="002ceec7" fo:background-color="#ffffff" loext:char-shading-value="0" style:font-size-asian="10pt" style:font-size-complex="10pt" loext:padding="0cm" loext:border="none"/>
    </style:style>
    <style:style style:name="T55" style:family="text">
      <style:text-properties fo:font-variant="normal" fo:text-transform="none" fo:color="#000000" loext:opacity="100%" style:font-name="Roboto Mono" fo:font-size="10pt" fo:letter-spacing="normal" fo:font-style="normal" fo:font-weight="normal" officeooo:rsid="002ceec7" fo:background-color="#ffffff" loext:char-shading-value="0" style:font-size-asian="10pt" style:font-size-complex="10pt" loext:padding="0cm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Rubik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Rubik" fo:font-size="10pt" fo:letter-spacing="normal" fo:font-style="normal" style:text-underline-style="none" fo:font-weight="normal" officeooo:rsid="002eac7e" style:text-blinking="false" fo:background-color="#ffffff" loext:char-shading-value="0" style:font-size-asian="10pt" style:font-size-complex="10pt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Rubik" fo:font-size="10pt" fo:letter-spacing="normal" fo:font-style="normal" style:text-underline-style="none" fo:font-weight="bold" style:text-blinking="false" fo:background-color="#ffffff" loext:char-shading-value="0" style:font-size-asian="10pt" style:font-size-complex="10pt"/>
    </style:style>
    <style:style style:name="T59" style:family="text">
      <style:text-properties fo:font-variant="normal" fo:text-transform="none" fo:color="#000000" loext:opacity="100%" style:font-name="Rubik" fo:font-size="10pt" fo:letter-spacing="normal" fo:font-style="normal" fo:font-weight="normal" fo:background-color="#ffffff" loext:char-shading-value="0" style:font-size-asian="10pt" style:font-size-complex="10pt"/>
    </style:style>
    <style:style style:name="T60" style:family="text">
      <style:text-properties fo:font-variant="normal" fo:text-transform="none" fo:color="#513cc6" loext:opacity="100%" style:text-line-through-style="none" style:text-line-through-type="none" style:font-name="Rubik" fo:letter-spacing="normal" fo:font-style="normal" style:text-underline-style="none" fo:font-weight="normal" style:text-blinking="false" fo:background-color="transparent" loext:char-shading-value="0"/>
    </style:style>
    <style:style style:name="T61" style:family="text">
      <style:text-properties fo:font-variant="normal" fo:text-transform="none" fo:color="#513cc6" loext:opacity="100%" style:text-line-through-style="none" style:text-line-through-type="none" style:font-name="Rubik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62" style:family="text">
      <style:text-properties fo:font-variant="normal" fo:text-transform="none" fo:color="#513cc6" loext:opacity="100%" style:text-line-through-style="none" style:text-line-through-type="none" style:font-name="Rubik" fo:font-size="10pt" fo:letter-spacing="normal" fo:font-style="normal" style:text-underline-style="none" fo:font-weight="normal" style:text-blinking="false" style:font-size-asian="10pt" style:font-size-complex="10pt"/>
    </style:style>
    <style:style style:name="T63" style:family="text">
      <style:text-properties fo:font-variant="normal" fo:text-transform="none" fo:color="#513cc6" loext:opacity="100%" style:text-line-through-style="none" style:text-line-through-type="none" style:font-name="Rubik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64" style:family="text">
      <style:text-properties fo:font-variant="normal" fo:text-transform="none" fo:color="#434453" loext:opacity="100%" style:font-name="Rubik" fo:font-size="14pt" fo:letter-spacing="normal" fo:font-style="normal" fo:font-weight="normal"/>
    </style:style>
    <style:style style:name="T65" style:family="text">
      <style:text-properties fo:font-variant="normal" fo:text-transform="none" fo:color="#434453" loext:opacity="100%" style:font-name="Rubik" fo:letter-spacing="normal" fo:font-style="normal" fo:font-weight="normal"/>
    </style:style>
    <style:style style:name="T66" style:family="text">
      <style:text-properties fo:font-variant="normal" fo:text-transform="none" fo:color="#434453" loext:opacity="100%" style:font-name="Rubik" fo:font-size="10pt" fo:letter-spacing="normal" fo:font-style="normal" fo:font-weight="normal" style:font-size-asian="10pt" style:font-size-complex="10pt"/>
    </style:style>
    <style:style style:name="T67" style:family="text">
      <style:text-properties fo:font-variant="normal" fo:text-transform="none" fo:color="#434453" loext:opacity="100%" style:font-name="Rubik" fo:font-size="10pt" fo:letter-spacing="normal" fo:font-style="normal" fo:font-weight="normal" fo:background-color="#ffffff" loext:char-shading-value="0" style:font-size-asian="10pt" style:font-size-complex="10pt"/>
    </style:style>
    <style:style style:name="T68" style:family="text">
      <style:text-properties fo:font-variant="normal" fo:text-transform="none" fo:color="#434453" loext:opacity="100%" style:font-name="Rubik" fo:font-size="10pt" fo:letter-spacing="normal" fo:font-style="normal" fo:font-weight="normal" fo:background-color="#ffffff" loext:char-shading-value="0" style:font-size-asian="10pt" style:font-size-complex="10pt"/>
    </style:style>
    <style:style style:name="T69" style:family="text">
      <style:text-properties fo:font-variant="normal" fo:text-transform="none" fo:color="#00a3ff" loext:opacity="100%" style:text-line-through-style="none" style:text-line-through-type="none" style:font-name="Rubik" fo:font-size="14pt" fo:letter-spacing="normal" fo:font-style="normal" style:text-underline-style="none" fo:font-weight="bold" style:text-blinking="false" fo:background-color="transparent" loext:char-shading-value="0"/>
    </style:style>
    <style:style style:name="T70" style:family="text">
      <style:text-properties fo:font-variant="normal" fo:text-transform="none" fo:color="#00a3ff" loext:opacity="100%" style:text-line-through-style="none" style:text-line-through-type="none" style:font-name="Rubik" fo:letter-spacing="normal" fo:font-style="normal" style:text-underline-style="none" fo:font-weight="bold" style:text-blinking="false" fo:background-color="transparent" loext:char-shading-value="0"/>
    </style:style>
    <style:style style:name="T71" style:family="text">
      <style:text-properties fo:font-variant="normal" fo:text-transform="none" fo:color="#00a3ff" loext:opacity="100%" style:text-line-through-style="none" style:text-line-through-type="none" style:font-name="Rubik" fo:font-size="10pt" fo:letter-spacing="normal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72" style:family="text">
      <style:text-properties fo:font-variant="normal" fo:text-transform="none" fo:color="#00a3ff" loext:opacity="100%" style:text-line-through-style="none" style:text-line-through-type="none" style:font-name="Rubik" fo:font-size="10pt" fo:letter-spacing="normal" fo:font-style="normal" style:text-underline-style="none" fo:font-weight="bold" style:text-blinking="false" style:font-size-asian="10pt" style:font-size-complex="10pt"/>
    </style:style>
    <style:style style:name="T73" style:family="text">
      <style:text-properties fo:font-variant="normal" fo:text-transform="none" fo:color="#00a3ff" loext:opacity="100%" style:text-line-through-style="none" style:text-line-through-type="none" style:font-name="Rubik" fo:font-size="10pt" fo:letter-spacing="normal" fo:font-style="normal" style:text-underline-style="none" fo:font-weight="bold" style:text-blinking="false" fo:background-color="#ffffff" loext:char-shading-value="0" style:font-size-asian="10pt" style:font-size-complex="10pt"/>
    </style:style>
    <style:style style:name="T74" style:family="text">
      <style:text-properties fo:font-variant="normal" fo:text-transform="none" fo:color="#00a3ff" loext:opacity="100%" style:text-line-through-style="none" style:text-line-through-type="none" style:font-name="Rubik" fo:font-size="10pt" fo:letter-spacing="normal" fo:font-style="normal" style:text-underline-style="none" fo:font-weight="bold" style:text-blinking="false" fo:background-color="#ffffff" loext:char-shading-value="0" style:font-size-asian="10pt" style:font-size-complex="10pt"/>
    </style:style>
    <style:style style:name="T75" style:family="text">
      <style:text-properties fo:font-variant="normal" fo:text-transform="none" style:text-line-through-style="none" style:text-line-through-type="none" style:font-name="Rubik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76" style:family="text">
      <style:text-properties fo:font-variant="normal" fo:text-transform="none" style:text-line-through-style="none" style:text-line-through-type="none" style:font-name="Rubik" fo:font-size="10pt" fo:letter-spacing="normal" fo:font-style="normal" style:text-underline-style="none" fo:font-weight="bold" style:text-blinking="false" fo:background-color="#ffffff" loext:char-shading-value="0" style:font-size-asian="10pt" style:font-size-complex="10pt"/>
    </style:style>
    <style:style style:name="T77" style:family="text">
      <style:text-properties fo:font-variant="normal" fo:text-transform="none" style:font-name="Rubik" fo:font-size="10pt" fo:letter-spacing="normal" fo:font-style="normal" fo:font-weight="normal" fo:background-color="#ffffff" loext:char-shading-value="0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Acesse o banco de dados:</text:p>
      <text:p text:style-name="Standard"># influx</text:p>
      <text:p text:style-name="Standard"/>
      <text:p text:style-name="Standard">- Para mostrar os banco de dados criados:</text:p>
      <text:p text:style-name="Standard">&gt; show databases</text:p>
      <text:p text:style-name="Standard"/>
      <text:p text:style-name="Standard">- Para criar um banco de dados (ex):</text:p>
      <text:p text:style-name="Standard">&gt; create database <text:span text:style-name="T5">casa</text:span></text:p>
      <text:p text:style-name="Standard"/>
      <text:p text:style-name="Standard">- <text:span text:style-name="T1">Para deletar um banco de dados:</text:span></text:p>
      <text:p text:style-name="Standard">&gt; drop database <text:span text:style-name="T5">casa</text:span></text:p>
      <text:p text:style-name="Standard"/>
      <text:p text:style-name="Standard">- Para usar o banco de dados:</text:p>
      <text:p text:style-name="Standard">&gt; use <text:span text:style-name="T5">casa</text:span></text:p>
      <text:p text:style-name="Standard"/>
      <text:p text:style-name="Standard">- Para mostrar as tabelas do banco:</text:p>
      <text:p text:style-name="Standard">&gt; show measurements</text:p>
      <text:p text:style-name="Standard"/>
      <text:p text:style-name="Standard">- Para inserir os dados "<text:span text:style-name="T5">sala</text:span>" e "10" nos campos "<text:span text:style-name="T5">temperatura</text:span>" e "val<text:span text:style-name="T5">or</text:span>" na tabela "<text:span text:style-name="T2">t</text:span><text:span text:style-name="T5">emperaturas</text:span>":</text:p>
      <text:p text:style-name="P1">&gt; <text:span text:style-name="T3">insert</text:span> <text:span text:style-name="T2">t</text:span><text:span text:style-name="T5">emperaturas</text:span>,<text:span text:style-name="T5">temperatura</text:span>=<text:span text:style-name="T5">sala</text:span> val<text:span text:style-name="T5">or</text:span>=1<text:span text:style-name="T5">0</text:span></text:p>
      <text:p text:style-name="Standard"/>
      <text:p text:style-name="Standard">- Inserir vários outros dados: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cozinha</text:span> val<text:span text:style-name="T5">or</text:span>=1<text:span text:style-name="T6">2</text:span>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copa</text:span> val<text:span text:style-name="T5">or</text:span>=1<text:span text:style-name="T6">5</text:span>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quarto1</text:span> val<text:span text:style-name="T5">or</text:span>=<text:span text:style-name="T6">2</text:span><text:span text:style-name="T5">0</text:span>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quintal</text:span> val<text:span text:style-name="T5">or</text:span>=<text:span text:style-name="T6">3</text:span><text:span text:style-name="T5">0</text:span></text:p>
      <text:p text:style-name="P2">&gt; <text:span text:style-name="T3">insert</text:span> <text:span text:style-name="T2">t</text:span><text:span text:style-name="T5">emperaturas</text:span>,<text:span text:style-name="T5">temperatura</text:span>=<text:span text:style-name="T6">banheiro</text:span> val<text:span text:style-name="T5">or</text:span>=<text:span text:style-name="T6">7</text:span></text:p>
      <text:p text:style-name="P5"><text:span text:style-name="T3">&gt; insert</text:span> <text:span text:style-name="T2">t</text:span><text:span text:style-name="T5">emperaturas</text:span>,<text:span text:style-name="T5">temperatura</text:span>=<text:span text:style-name="T6">cozinha</text:span> val<text:span text:style-name="T5">or</text:span>=1<text:span text:style-name="T14">3</text:span></text:p>
      <text:p text:style-name="Standard"/>
      <text:p text:style-name="Standard">outro exemplo:</text:p>
      <text:p text:style-name="Standard">&gt; insert demo,host=serverA,region=us_west value=1.64</text:p>
      <text:p text:style-name="Standard"/>
      <text:p text:style-name="Standard">- Para visualizar todos os campos inseridos:</text:p>
      <text:p text:style-name="Standard">&gt; select * from <text:span text:style-name="T7">temperaturas</text:span></text:p>
      <text:p text:style-name="Standard"/>
      <text:p text:style-name="Standard">- <text:span text:style-name="T11">Para visualizar apenas as duas primeiras linhas da tabela:</text:span></text:p>
      <text:p text:style-name="Standard">&gt; select * from temperaturas limit 2</text:p>
      <text:p text:style-name="Standard"/>
      <text:p text:style-name="Standard">- <text:span text:style-name="T12">Para visualizar apenas as temperaturas na cozinha:</text:span></text:p>
      <text:p text:style-name="Standard">&gt; <text:span text:style-name="T13">select</text:span> * <text:span text:style-name="T13">from</text:span> "temperaturas" <text:span text:style-name="T13">where</text:span> temperatura = 'cozinha'</text:p>
      <text:p text:style-name="Standard"/>
      <text:p text:style-name="Standard">- <text:span text:style-name="T4">Para deletar a tabela:</text:span></text:p>
      <text:p text:style-name="Standard">&gt; drop measurement "t<text:span text:style-name="T8">emperaturas</text:span>"</text:p>
      <text:p text:style-name="Standard"/>
      <text:p text:style-name="Standard">- Para ver os campos da tabela (não mostra value):</text:p>
      <text:p text:style-name="P3">&gt; show tag keys from "t<text:span text:style-name="T8">emperaturas</text:span>"</text:p>
      <text:p text:style-name="Standard"/>
      <text:p text:style-name="Standard">- Para saber o tipo de valor em "val<text:span text:style-name="T9">or</text:span>"</text:p>
      <text:p text:style-name="P3">&gt; show field keys from "t<text:span text:style-name="T8">emperaturas</text:span>"</text:p>
      <text:p text:style-name="Standard"/>
      <text:p text:style-name="Standard">- Para mostrar todos os campos da coluna "host":</text:p>
      <text:p text:style-name="P4">&gt; show tag values from "t<text:span text:style-name="T8">emperaturas</text:span>" with key in ("<text:span text:style-name="T10">temperatura</text:span>")</text:p>
      <text:p text:style-name="Standard"><text:soft-page-break/></text:p>
      <text:p text:style-name="Standard"/>
      <text:p text:style-name="Standard">-- O banco de dados também pode ser usado por uma interface HTTP, sendo possível criar, excluir, escrever, modificar, entre outras operações, com uma base de dados.</text:p>
      <text:p text:style-name="Standard"/>
      <text:p text:style-name="Standard">Por exemplo:</text:p>
      <text:p text:style-name="Standard"/>
      <text:p text:style-name="Standard">Sendo o InfluxDB acessível no localhost pela porta 8086, com o comando:</text:p>
      <text:p text:style-name="Standard"/>
      <text:p text:style-name="P8"><text:span text:style-name="Source_20_Text"><text:span text:style-name="T53">curl -i -XPOST http://localhost:8086/query --data-urlencode "q=CREATE DATABASE </text:span></text:span><text:span text:style-name="Source_20_Text"><text:span text:style-name="T55">casa</text:span></text:span><text:span text:style-name="Source_20_Text"><text:span text:style-name="T53">"</text:span></text:span></text:p>
      <text:p text:style-name="P11"/>
      <text:p text:style-name="P12">- Para inserir dados:</text:p>
      <text:p text:style-name="P12"/>
      <text:p text:style-name="P12">curl -i -XPOST 'http://localhost:8086/write?db=casa' –data-binary 'temperaturas,temperatura=quarto2 valor=21'</text:p>
      <text:p text:style-name="P10"/>
      <text:h text:style-name="P7" text:outline-level="3"><text:span text:style-name="T57">- Para receber os dados em um json:</text:span></text:h>
      <text:p text:style-name="P14"><text:span text:style-name="T57"/></text:p>
      <text:p text:style-name="P14"><text:span text:style-name="T57">curl -G 'http://localhost:8086/query?pretty=true' --data-urlencode "db=casa" --data-urlencode "q=SELECT *FROM temperaturas"</text:span></text:p>
      <text:h text:style-name="P6" text:outline-level="3"><text:bookmark text:name="writing-points-from-a-file"/><text:span text:style-name="T56">- </text:span><text:a xlink:type="simple" xlink:href="https://docs.influxdata.com/influxdb/v1.8/guides/write_data/#writing-points-from-a-file" text:style-name="Internet_20_link" text:visited-style-name="Visited_20_Internet_20_Link">Writing points from a file</text:a></text:h>
      <text:p text:style-name="P13"><text:span text:style-name="T56"/></text:p>
      <text:p text:style-name="P15"><text:span text:style-name="T59">Write points from a file by passing </text:span><text:span text:style-name="Source_20_Text"><text:span text:style-name="T53">@filename</text:span></text:span><text:span text:style-name="T59"> to </text:span><text:span text:style-name="Source_20_Text"><text:span text:style-name="T53">curl</text:span></text:span><text:span text:style-name="T59">. The data in the file should follow the </text:span><text:a xlink:type="simple" xlink:href="https://docs.influxdata.com/influxdb/v1.8/write_protocols/write_syntax/" text:style-name="Internet_20_link" text:visited-style-name="Visited_20_Internet_20_Link"><text:span text:style-name="T58">InfluxDB line protocol syntax</text:span></text:a><text:span text:style-name="T59">.</text:span></text:p>
      <text:p text:style-name="P15"><text:span text:style-name="T59">Example of a properly-formatted file (</text:span><text:span text:style-name="Source_20_Text"><text:span text:style-name="T53">cpu_data.txt</text:span></text:span><text:span text:style-name="T59">):</text:span></text:p>
      <text:p text:style-name="P15"><text:span text:style-name="T59"/></text:p>
      <text:p text:style-name="P8"><text:span text:style-name="Source_20_Text"><text:span text:style-name="T53">cpu_load_short,host=server02 value=0.67</text:span></text:span></text:p>
      <text:p text:style-name="P9"><text:span text:style-name="Source_20_Text"><text:span text:style-name="T53">cpu_load_short,host=server02,region=us-west value=0.55 1422568543702900257</text:span></text:span></text:p>
      <text:p text:style-name="P9"><text:span text:style-name="Source_20_Text"><text:span text:style-name="T53">cpu_load_short,direction=in,host=server01,region=us-west value=2.0 1422568543702900257</text:span></text:span></text:p>
      <text:p text:style-name="P15"><text:span text:style-name="T59"/></text:p>
      <text:p text:style-name="P15"><text:span text:style-name="T59">Write the data in </text:span><text:span text:style-name="Source_20_Text"><text:span text:style-name="T53">cpu_data.txt</text:span></text:span><text:span text:style-name="T59"> to the </text:span><text:span text:style-name="Source_20_Text"><text:span text:style-name="T53">mydb</text:span></text:span><text:span text:style-name="T59"> database with:</text:span></text:p>
      <text:p text:style-name="P8"><text:span text:style-name="Source_20_Text"><text:span text:style-name="T53"/></text:span></text:p>
      <text:p text:style-name="P8"><text:span text:style-name="Source_20_Text"><text:span text:style-name="T53">curl -i -XPOST 'http://localhost:8086/write?db=mydb' --data-binary @cpu_data.txt</text:span>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 Mono" svg:font-family="'Roboto Mono', monospace"/>
    <style:font-face style:name="Rubik" svg:font-family="Rubik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11:25:55.155157296</meta:creation-date>
    <meta:generator>LibreOffice/7.0.5.2$Linux_X86_64 LibreOffice_project/00$Build-2</meta:generator>
    <dc:date>2021-06-05T15:22:53.248813623</dc:date>
    <meta:editing-duration>PT1H33M54S</meta:editing-duration>
    <meta:editing-cycles>26</meta:editing-cycles>
    <meta:document-statistic meta:table-count="0" meta:image-count="0" meta:object-count="0" meta:page-count="2" meta:paragraph-count="53" meta:word-count="361" meta:character-count="2603" meta:non-whitespace-character-count="2299"/>
  </office:meta>
</office:document-meta>
</file>